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Open Sans" svg:font-family="'Open Sans'" style:font-family-generic="swiss"/>
    <style:font-face style:name="Liberation Serif" svg:font-family="'Liberation Serif'" style:font-family-generic="roman" style:font-pitch="variable"/>
    <style:font-face style:name="Open Sans2" svg:font-family="'Open Sans'" style:font-family-generic="swiss" style:font-pitch="variable"/>
    <style:font-face style:name="Open Sans1" svg:font-family="'Open Sans'" style:font-adornments="Regular" style:font-family-generic="swiss" style:font-pitch="variable"/>
    <style:font-face style:name="Open Sans Light" svg:font-family="'Open Sans Light'" style:font-adornments="Light" style:font-family-generic="swiss" style:font-pitch="variable"/>
    <style:font-face style:name="Open Sans Semibold" svg:font-family="'Open Sans Semibold'" style:font-adornments="Semibold"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6" style:family="table">
      <style:table-properties style:width="6.9333in" fo:margin-left="-0.0063in" table:align="left"/>
    </style:style>
    <style:style style:name="Table6.A" style:family="table-column">
      <style:table-column-properties style:column-width="4.5729in"/>
    </style:style>
    <style:style style:name="Table6.B" style:family="table-column">
      <style:table-column-properties style:column-width="2.3604in"/>
    </style:style>
    <style:style style:name="Table6.1" style:family="table-row">
      <style:table-row-properties style:min-row-height="0.3451in"/>
    </style:style>
    <style:style style:name="Table6.A1" style:family="table-cell">
      <style:table-cell-properties fo:padding="0.0382in" fo:border="none"/>
    </style:style>
    <style:style style:name="Table4" style:family="table">
      <style:table-properties style:width="6.9326in" fo:margin-left="-0.0056in" fo:margin-right="-0.0021in" table:align="margins"/>
    </style:style>
    <style:style style:name="Table4.A" style:family="table-column">
      <style:table-column-properties style:column-width="4.5729in" style:rel-column-width="43228*"/>
    </style:style>
    <style:style style:name="Table4.B" style:family="table-column">
      <style:table-column-properties style:column-width="2.3597in" style:rel-column-width="22307*"/>
    </style:style>
    <style:style style:name="Table4.A1" style:family="table-cell">
      <style:table-cell-properties fo:padding="0.0382in" fo:border="none"/>
    </style:style>
    <style:style style:name="Table5" style:family="table">
      <style:table-properties style:width="6.9333in" fo:margin-left="-0.0063in" table:align="left"/>
    </style:style>
    <style:style style:name="Table5.A" style:family="table-column">
      <style:table-column-properties style:column-width="4.5729in"/>
    </style:style>
    <style:style style:name="Table5.B" style:family="table-column">
      <style:table-column-properties style:column-width="2.3604in"/>
    </style:style>
    <style:style style:name="Table5.A1" style:family="table-cell">
      <style:table-cell-properties fo:padding="0.0382in" fo:border="none"/>
    </style:style>
    <style:style style:name="Table2" style:family="table">
      <style:table-properties style:width="6.9271in" fo:margin-left="0in" table:align="left"/>
    </style:style>
    <style:style style:name="Table2.A" style:family="table-column">
      <style:table-column-properties style:column-width="4.5625in"/>
    </style:style>
    <style:style style:name="Table2.B" style:family="table-column">
      <style:table-column-properties style:column-width="2.3646in"/>
    </style:style>
    <style:style style:name="Table2.A1" style:family="table-cell">
      <style:table-cell-properties fo:padding="0.0382in" fo:border="none"/>
    </style:style>
    <style:style style:name="Table3" style:family="table">
      <style:table-properties style:width="6.9271in" fo:margin-left="0in" table:align="left"/>
    </style:style>
    <style:style style:name="Table3.A" style:family="table-column">
      <style:table-column-properties style:column-width="4.5417in"/>
    </style:style>
    <style:style style:name="Table3.B" style:family="table-column">
      <style:table-column-properties style:column-width="2.3854in"/>
    </style:style>
    <style:style style:name="Table3.A1" style:family="table-cell">
      <style:table-cell-properties fo:padding="0.0382in" fo:border="none"/>
    </style:style>
    <style:style style:name="Table1" style:family="table">
      <style:table-properties style:width="6.9271in" fo:margin-left="0in" table:align="left"/>
    </style:style>
    <style:style style:name="Table1.A" style:family="table-column">
      <style:table-column-properties style:column-width="1.5938in"/>
    </style:style>
    <style:style style:name="Table1.B" style:family="table-column">
      <style:table-column-properties style:column-width="5.3333in"/>
    </style:style>
    <style:style style:name="Table1.A1" style:family="table-cell">
      <style:table-cell-properties fo:padding="0in" fo:border="none"/>
    </style:style>
    <style:style style:name="P1" style:family="paragraph" style:parent-style-name="Text_20_body">
      <style:paragraph-properties fo:text-align="center" style:justify-single-word="false"/>
    </style:style>
    <style:style style:name="P2" style:family="paragraph" style:parent-style-name="Job_20_Date">
      <style:text-properties fo:color="#000000"/>
    </style:style>
    <style:style style:name="P3" style:family="paragraph" style:parent-style-name="Education_20_Heading">
      <style:paragraph-properties fo:margin-left="0in" fo:margin-right="0.0102in" fo:text-indent="0in" style:auto-text-indent="false"/>
    </style:style>
    <style:style style:name="P4" style:family="paragraph" style:parent-style-name="Job_20_Title">
      <style:paragraph-properties fo:margin-top="0.1098in" fo:margin-bottom="0.0402in" fo:keep-with-next="always"/>
      <style:text-properties fo:font-size="12pt" style:font-name-asian="WenQuanYi Zen Hei Sharp" style:font-name-complex="DejaVu Sans" style:font-size-complex="14pt"/>
    </style:style>
    <style:style style:name="P5" style:family="paragraph" style:parent-style-name="Job_20_Title">
      <style:text-properties fo:font-size="12pt" style:font-name-asian="WenQuanYi Zen Hei Sharp" style:font-name-complex="DejaVu Sans" style:font-size-complex="14pt"/>
    </style:style>
    <style:style style:name="P6" style:family="paragraph" style:parent-style-name="Job_20_Description">
      <style:paragraph-properties fo:margin-top="0in" fo:margin-bottom="0.0835in"/>
    </style:style>
    <style:style style:name="P7" style:family="paragraph" style:parent-style-name="Heading_20_2">
      <style:text-properties style:font-name-asian="WenQuanYi Zen Hei Sharp" style:font-name-complex="DejaVu Sans"/>
    </style:style>
    <style:style style:name="P8" style:family="paragraph" style:parent-style-name="Heading_20_2">
      <style:paragraph-properties fo:break-before="page"/>
      <style:text-properties style:font-name-asian="WenQuanYi Zen Hei Sharp" style:font-name-complex="DejaVu Sans"/>
    </style:style>
    <style:style style:name="P9" style:family="paragraph" style:parent-style-name="Job_20_Description">
      <style:text-properties fo:color="#000000" fo:font-style="normal" style:text-underline-style="none" style:font-name-asian="WenQuanYi Zen Hei Sharp" style:font-style-asian="normal" style:font-name-complex="DejaVu Sans" style:font-style-complex="normal"/>
    </style:style>
    <style:style style:name="P10" style:family="paragraph" style:parent-style-name="Job_20_Description">
      <style:text-properties style:font-name-asian="WenQuanYi Zen Hei Sharp" style:font-name-complex="DejaVu Sans"/>
    </style:style>
    <style:style style:name="P11" style:family="paragraph" style:parent-style-name="Job_20_Description">
      <style:paragraph-properties fo:margin-left="0in" fo:margin-right="0.0102in" fo:text-indent="0in" style:auto-text-indent="false"/>
      <style:text-properties style:font-name-asian="WenQuanYi Zen Hei Sharp" style:font-name-complex="DejaVu Sans"/>
    </style:style>
    <style:style style:name="T1" style:family="text">
      <style:text-properties style:font-name="Open Sans" fo:font-size="12pt" fo:font-weight="normal" style:font-name-asian="Open Sans" style:font-size-asian="10.5pt" style:font-weight-asian="normal" style:font-name-complex="Open Sans" style:font-size-complex="12pt" style:font-weight-complex="normal"/>
    </style:style>
    <style:style style:name="T2" style:family="text">
      <style:text-properties style:font-name="Open Sans2" fo:font-size="12pt" fo:font-weight="normal" style:font-name-asian="WenQuanYi Zen Hei Sharp" style:font-size-asian="10.5pt" style:font-weight-asian="normal" style:font-name-complex="DejaVu Sans" style:font-size-complex="12pt" style:font-weight-complex="normal"/>
    </style:style>
    <style:style style:name="T3" style:family="text">
      <style:text-properties style:font-name-asian="WenQuanYi Zen Hei Sharp" style:font-name-complex="DejaVu Sans"/>
    </style:style>
    <style:style style:name="T4" style:family="text">
      <style:text-properties fo:color="#000000" style:font-name="Open Sans2" fo:font-size="12pt" fo:font-weight="normal" style:font-size-asian="10.5pt" style:font-weight-asian="normal" style:font-size-complex="12pt" style:font-weight-complex="normal"/>
    </style:style>
    <style:style style:name="T5" style:family="text">
      <style:text-properties style:text-position="super 58%" style:font-name-asian="WenQuanYi Zen Hei Sharp" style:font-name-complex="DejaVu Sans"/>
    </style:style>
    <style:style style:name="T6" style:family="text">
      <style:text-properties fo:font-style="normal" style:font-name-asian="WenQuanYi Zen Hei Sharp" style:font-style-asian="normal" style:font-name-complex="DejaVu Sans" style:font-style-complex="normal"/>
    </style:style>
    <style:style style:name="T7" style:family="text">
      <style:text-properties fo:color="#085887" style:font-name="Open Sans2" fo:font-size="12pt" fo:font-style="normal" style:text-underline-style="none" fo:font-weight="normal" style:font-name-asian="WenQuanYi Zen Hei Sharp" style:font-size-asian="10.5pt" style:font-style-asian="normal" style:font-weight-asian="normal" style:font-name-complex="DejaVu Sans" style:font-size-complex="12pt" style:font-style-complex="normal" style:font-weight-complex="normal"/>
    </style:style>
    <style:style style:name="T8" style:family="text">
      <style:text-properties fo:color="#085887" style:font-name="Open Sans2" fo:font-size="12pt" style:text-underline-style="none" fo:font-weight="normal" style:font-size-asian="10.5pt" style:font-weight-asian="normal" style:font-size-complex="12pt" style:font-weight-complex="normal"/>
    </style:style>
    <style:style style:name="T9" style:family="text">
      <style:text-properties fo:color="#085887" fo:font-style="normal" style:text-underline-style="none" style:font-name-asian="WenQuanYi Zen Hei Sharp" style:font-style-asian="normal" style:font-name-complex="DejaVu Sans" style:font-style-complex="normal"/>
    </style:style>
    <style:style style:name="T10" style:family="text">
      <style:text-properties style:font-name="Open Sans1" style:font-name-asian="WenQuanYi Zen Hei Sharp" style:font-weight-asian="normal" style:font-name-complex="DejaVu Sans"/>
    </style:style>
    <style:style style:name="T11" style:family="text">
      <style:text-properties style:font-name="Open Sans1" fo:font-weight="bold" style:font-name-asian="WenQuanYi Zen Hei Sharp" style:font-weight-asian="bold" style:font-name-complex="DejaVu San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Resume_20_Title" text:outline-level="1">John Sullivan</text:h>
      <text:p text:style-name="P1"><text:a xlink:type="simple" xlink:href="mailto:johnsullivan.pem@gmail.com"><text:span text:style-name="T8">johnsullivan.pem@gmail.com</text:span></text:a><text:span text:style-name="T4"> </text:span><text:span text:style-name="T1">•</text:span><text:span text:style-name="T2"> Portfolio at </text:span><text:a xlink:type="simple" xlink:href="http://johncs.com/"><text:span text:style-name="T7">johncs.com</text:span></text:a></text:p>
      <text:h text:style-name="P7" text:outline-level="2">Work History</text:h>
      <table:table table:name="Table6" table:style-name="Table6">
        <table:table-column table:style-name="Table6.A"/>
        <table:table-column table:style-name="Table6.B"/>
        <table:table-row table:style-name="Table6.1">
          <table:table-cell table:style-name="Table6.A1" office:value-type="string">
            <text:p text:style-name="P5">Khan Academy: Software Developer</text:p>
          </table:table-cell>
          <table:table-cell table:style-name="Table6.A1" office:value-type="string">
            <text:p text:style-name="P2">October 2014 to Present</text:p>
          </table:table-cell>
        </table:table-row>
      </table:table>
      <text:p text:style-name="P9">I work on making Khan Academy's search as awesome as possible, as well as the rest of the site as part of the awesome Core UX team!</text:p>
      <table:table table:name="Table4" table:style-name="Table4">
        <table:table-column table:style-name="Table4.A"/>
        <table:table-column table:style-name="Table4.B"/>
        <table:table-row>
          <table:table-cell table:style-name="Table4.A1" office:value-type="string">
            <text:p text:style-name="P5">Mozilla: Platforms Engineer Intern (Networking Team)</text:p>
          </table:table-cell>
          <table:table-cell table:style-name="Table4.A1" office:value-type="string">
            <text:p text:style-name="P2">Summer of 2014</text:p>
          </table:table-cell>
        </table:table-row>
      </table:table>
      <text:p text:style-name="P9">I improved on the DNS cache used by Firefox, Firefox OS, and other mozilla products. It now uses TTL information when available. This involved writing platform specific code for most of Gecko's targeted platforms.</text:p>
      <text:p text:style-name="P9">I also worked on allowing a mesh network to be established through Firefox OS phones.</text:p>
      <table:table table:name="Table5" table:style-name="Table5">
        <table:table-column table:style-name="Table5.A"/>
        <table:table-column table:style-name="Table5.B"/>
        <table:table-row>
          <table:table-cell table:style-name="Table5.A1" office:value-type="string">
            <text:p text:style-name="P5">Khan Academy: Software Developer Intern</text:p>
          </table:table-cell>
          <table:table-cell table:style-name="Table5.A1" office:value-type="string">
            <text:p text:style-name="P2">Spring of 2014</text:p>
          </table:table-cell>
        </table:table-row>
      </table:table>
      <text:p text:style-name="P9">I improved Khan Academy's search page by radically updating its UI; moving our backing engine from self-hosted Solr to a more easily-scalable CloudSearch; implementing a search-as-you-type feature (which was possible due to our stronger engine); reducing the time it takes to update our search index from hours to a couple minutes; and tons more.</text:p>
      <table:table table:name="Table2" table:style-name="Table2">
        <table:table-column table:style-name="Table2.A"/>
        <table:table-column table:style-name="Table2.B"/>
        <table:table-row>
          <table:table-cell table:style-name="Table2.A1" office:value-type="string">
            <text:p text:style-name="P5">JetHead Development Inc: Software Developer Intern</text:p>
          </table:table-cell>
          <table:table-cell table:style-name="Table2.A1" office:value-type="string">
            <text:p text:style-name="P2">Summers of 2012 and 2013</text:p>
          </table:table-cell>
        </table:table-row>
      </table:table>
      <text:p text:style-name="Job_20_Description"><text:span text:style-name="T3">In my first internship, I was solely responsible for designing and implementing a new closed captioning system for their set top boxes (</text:span><text:a xlink:type="simple" xlink:href="http://en.wikipedia.org/wiki/EIA-608"><text:span text:style-name="T3">CEA-608</text:span></text:a><text:span text:style-name="T3">). My code proved to be very stable and few bug reports were filed against our closed caption system during my year-long-absence.</text:span></text:p>
      <text:p text:style-name="Job_20_Description"><text:span text:style-name="T3">During my second internship, as the need to support other caption formats emerged (we were entering markets in other countries), I created a stable platform that the rest of our developers could build atop while helping with the effort to support </text:span><text:a xlink:type="simple" xlink:href="http://en.wikipedia.org/wiki/CEA-708"><text:span text:style-name="T3">CEA-708</text:span></text:a><text:span text:style-name="T3">.</text:span></text:p>
      <table:table table:name="Table3" table:style-name="Table3">
        <table:table-column table:style-name="Table3.A"/>
        <table:table-column table:style-name="Table3.B"/>
        <table:table-row>
          <table:table-cell table:style-name="Table3.A1" office:value-type="string">
            <text:p text:style-name="P4">UC Riverside: Supplemental Instruction Leader</text:p>
          </table:table-cell>
          <table:table-cell table:style-name="Table3.A1" office:value-type="string">
            <text:p text:style-name="P2">March 2011 to 2014</text:p>
          </table:table-cell>
        </table:table-row>
      </table:table>
      <text:p text:style-name="P10">I led multiple, twice-weekly classes that aimed to assist freshmen in their understanding of Computer Science. During my last year, I became a Mentor and worked to assist my fellow SI Leaders.</text:p>
      <text:h text:style-name="P8" text:outline-level="2">Projects</text:h>
      <text:p text:style-name="P6"><text:span text:style-name="T10">I've created </text:span><text:span text:style-name="T11">tons</text:span><text:span text:style-name="T10"> of awesome software outside of traditional employment. Check out the most awesome on my portfolio at </text:span><text:a xlink:type="simple" xlink:href="http://johncs.com/"><text:span text:style-name="T10">johncs.com</text:span></text:a><text:span text:style-name="T10">!</text:span></text:p>
      <text:h text:style-name="P7" text:outline-level="2">Education</text:h>
      <text:p text:style-name="P3">Self-Taught</text:p>
      <text:p text:style-name="Job_20_Description"><text:span text:style-name="T3">I b</text:span><text:span text:style-name="T3">egan programming in 3</text:span><text:span text:style-name="T5">rd</text:span><text:span text:style-name="T3"> grade and </text:span><text:span text:style-name="T3">I </text:span><text:span text:style-name="T3">have been actively exploring </text:span><text:span text:style-name="T3">software engineering</text:span><text:span text:style-name="T3"> ever since. See</text:span><text:span text:style-name="T6"> </text:span><text:a xlink:type="simple" xlink:href="http://johnsullivan.name/about.htm#backstory"><text:span text:style-name="T9">johnsullivan.name/about.htm</text:span></text:a><text:a xlink:type="simple" xlink:href="http://johnsullivan.name/about.htm#backstory"><text:span text:style-name="T9">#backstory</text:span></text:a><text:span text:style-name="T3"> for the full story.</text:span></text:p>
      <text:p text:style-name="P3">University of California, Riverside</text:p>
      <text:p text:style-name="P11">I stopped attending during my 4th-year after accepting Khan Academy's offer to return as a full-timer. I was in Junior standing, majoring in <text:s/>Computer Science, and had a 3.285 cumulative GPA.</text:p>
      <text:h text:style-name="P7" text:outline-level="2">Technologies</text:h>
      <text:p text:style-name="Text_20_body">Here are some technologies that I have had a strong history with and wish to work with in the future.</text:p>
      <table:table table:name="Table1" table:style-name="Table1">
        <table:table-column table:style-name="Table1.A"/>
        <table:table-column table:style-name="Table1.B"/>
        <table:table-row>
          <table:table-cell table:style-name="Table1.A1" office:value-type="string">
            <text:p text:style-name="Table_20_Contents">Languages</text:p>
          </table:table-cell>
          <table:table-cell table:style-name="Table1.A1" office:value-type="string">
            <text:p text:style-name="Table_20_Contents">Python, C++, JavaScript, C, C#</text:p>
          </table:table-cell>
        </table:table-row>
        <table:table-row>
          <table:table-cell table:style-name="Table1.A1" office:value-type="string">
            <text:p text:style-name="Table_20_Contents">Libraries &amp; Tools</text:p>
          </table:table-cell>
          <table:table-cell table:style-name="Table1.A1" office:value-type="string">
            <text:p text:style-name="Table_20_Contents">Flask, Ansible, SDL, WPF, Boost, jQuery, Request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DejaVu Sans1" svg:font-family="'DejaVu Sans'" style:font-family-generic="swiss"/>
    <style:font-face style:name="Open Sans" svg:font-family="'Open Sans'" style:font-family-generic="swiss"/>
    <style:font-face style:name="Liberation Serif" svg:font-family="'Liberation Serif'" style:font-family-generic="roman" style:font-pitch="variable"/>
    <style:font-face style:name="Open Sans2" svg:font-family="'Open Sans'" style:font-family-generic="swiss" style:font-pitch="variable"/>
    <style:font-face style:name="Open Sans1" svg:font-family="'Open Sans'" style:font-adornments="Regular" style:font-family-generic="swiss" style:font-pitch="variable"/>
    <style:font-face style:name="Open Sans Light" svg:font-family="'Open Sans Light'" style:font-adornments="Light" style:font-family-generic="swiss" style:font-pitch="variable"/>
    <style:font-face style:name="Open Sans Semibold" svg:font-family="'Open Sans Semibold'" style:font-adornments="Semibold"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fo:keep-with-next="always"/>
      <style:text-properties style:font-name="Open Sans1" fo:font-size="14pt" fo:font-weight="bold" style:font-name-asian="WenQuanYi Zen Hei Sharp" style:font-size-asian="14pt" style:font-weight-asian="normal" style:font-name-complex="DejaVu Sans" style:font-size-complex="14pt"/>
    </style:style>
    <style:style style:name="Text_20_body" style:display-name="Text body" style:family="paragraph" style:parent-style-name="Standard" style:class="text">
      <style:paragraph-properties fo:margin-top="0in" fo:margin-bottom="0.0835in" fo:line-height="110%"/>
      <style:text-properties style:font-name="Open Sans1" style:font-size-asian="10.5pt" style:font-weight-asian="normal"/>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8pt"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padding="0.0201in" fo:border-left="none" fo:border-right="none" fo:border-top="0.0138in solid #000000" fo:border-bottom="0.0138in solid #000000" style:shadow="none">
        <style:drop-cap/>
      </style:paragraph-properties>
      <style:text-properties fo:font-variant="small-caps" fo:font-size="14pt" fo:letter-spacing="0.0209in" fo:font-style="normal" fo:font-weight="bold" style:letter-kerning="false" style:font-size-asian="14pt" style:font-style-asian="italic" style:font-weight-asian="bold"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text-properties style:font-name="Open Sans1" style:font-size-asian="10.5pt" style:font-weight-asian="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Job_20_Title" style:display-name="Job Title" style:family="paragraph" style:parent-style-name="Heading" style:next-style-name="Job_20_Description" style:auto-update="true" style:list-style-name="" style:class="text" style:master-page-name="">
      <style:paragraph-properties fo:margin="100%" fo:margin-left="-0.0382in" fo:margin-right="0.0035in" fo:margin-top="0.1098in" fo:margin-bottom="0.0402in" fo:text-indent="0in" style:auto-text-indent="false" style:page-number="auto"/>
      <style:text-properties style:font-name="Open Sans Semibold" fo:font-size="12pt" fo:font-style="normal" fo:font-weight="600" style:font-size-asian="10.5pt"/>
    </style:style>
    <style:style style:name="Job_20_Description" style:display-name="Job Description" style:family="paragraph" style:parent-style-name="Text_20_body" style:next-style-name="Job_20_Title" style:auto-update="true" style:class="text" style:master-page-name="">
      <style:paragraph-properties fo:margin="100%" fo:margin-left="0in" fo:margin-right="0in" fo:margin-top="0in" fo:margin-bottom="0in" fo:line-height="110%" fo:text-indent="0in" style:auto-text-indent="false" style:page-number="auto"/>
      <style:text-properties style:font-size-asian="10.5pt"/>
    </style:style>
    <style:style style:name="Resume_20_Title" style:display-name="Resume Title" style:family="paragraph" style:parent-style-name="Heading_20_1" style:default-outline-level="" style:list-style-name="" style:class="text">
      <style:paragraph-properties fo:margin-top="0in" fo:margin-bottom="0.0799in" fo:text-align="center" style:justify-single-word="false"/>
    </style:style>
    <style:style style:name="Resume_20_Link" style:display-name="Resume Link" style:family="paragraph" style:parent-style-name="Standard" style:class="text">
      <style:paragraph-properties fo:text-align="center" style:justify-single-word="false"/>
    </style:style>
    <style:style style:name="Job_20_Date" style:display-name="Job Date" style:family="paragraph" style:parent-style-name="Job_20_Title" style:class="extra" style:master-page-name="">
      <style:paragraph-properties fo:text-align="end" style:justify-single-word="false" style:page-number="auto" style:shadow="none"/>
      <style:text-properties fo:color="#000000" style:font-name="Open Sans Light" fo:font-size="12pt" fo:font-weight="250" style:font-name-asian="WenQuanYi Zen Hei Sharp" style:font-size-asian="10.5pt" style:font-weight-asian="normal" style:font-name-complex="DejaVu Sans" style:font-size-complex="14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ducation_20_Heading" style:display-name="Education Heading" style:family="paragraph" style:parent-style-name="Job_20_Title" style:class="text">
      <style:text-properties style:font-name-asian="WenQuanYi Zen Hei Sharp" style:font-name-complex="DejaVu San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Sullivan</meta:initial-creator>
    <meta:creation-date>2013-09-20T16:49:31</meta:creation-date>
    <dc:date>2014-08-07T20:29:53</dc:date>
    <meta:editing-duration>PT5H36M6S</meta:editing-duration>
    <meta:editing-cycles>37</meta:editing-cycles>
    <meta:generator>OpenOffice.org/3.4$Unix OpenOffice.org_project/340m1$Build-9590</meta:generator>
    <meta:printed-by>John Sullivan</meta:printed-by>
    <meta:print-date>2013-09-25T19:24:49</meta:print-date>
    <meta:document-statistic meta:table-count="6" meta:image-count="0" meta:object-count="0" meta:page-count="2" meta:paragraph-count="33" meta:word-count="419" meta:character-count="2646"/>
  </office:meta>
</office:document-meta>
</file>